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Fundamentos del sistema inteligente - Características notables de la vida como máquina de cálculo</text:h>
      <text:p text:style-name="Text_20_body">La teoría presentada en este libro se basa en la idea de que la vida es un sistema inteligente, estructurado como una máquina de cálculo capaz de resolver problemas complejos de forma distribuida. A continuación se describen seis características fundamentales de este sistema:</text:p>
      <text:p text:style-name="Horizontal_20_Line"/>
      <text:h text:style-name="Heading_20_3" text:outline-level="3">1. Mejora continua (Evolución)</text:h>
      <text:p text:style-name="Text_20_body">La vida mejora mientras trabaja. Evoluciona como consecuencia de su estructura: reproducción, propagación y selección. Esta evolución no es el objetivo del sistema, sino una función auxiliar que sostiene el cálculo principal y aumenta las probabilidades de éxito.</text:p>
      <text:p text:style-name="Horizontal_20_Line"/>
      <text:h text:style-name="Heading_20_3" text:outline-level="3">2. Redundancia incremental (Individuos)</text:h>
      <text:p text:style-name="Text_20_body">Cada individuo:</text:p>
      <text:list xml:id="list2742035879" text:style-name="L1">
        <text:list-item>
          <text:p text:style-name="P1">Es el único componente del sistema.</text:p>
        </text:list-item>
        <text:list-item>
          <text:p text:style-name="P1">Puede iniciar el proceso desde su posición.</text:p>
        </text:list-item>
        <text:list-item>
          <text:p text:style-name="P1">Lanza una nueva línea de cálculo (una especie).</text:p>
        </text:list-item>
      </text:list>
      <text:p text:style-name="Text_20_body">Esto genera una redundancia que tiende a infinito: con cada nuevo individuo, el sistema se vuelve más robusto, persistente y difícil de detener. La probabilidad de encontrar soluciones aumenta con el tiempo.</text:p>
      <text:p text:style-name="Horizontal_20_Line"/>
      <text:h text:style-name="Heading_20_3" text:outline-level="3">3. Precisión extrema (Capacidad del ADN)</text:h>
      <text:p text:style-name="Text_20_body">El ADN funciona como una memoria de muy alta densidad informativa. Su capacidad para representar grandes volúmenes de datos permite que el sistema produzca soluciones extremadamente precisas.</text:p>
      <text:p text:style-name="Quotations">Cuando la precisión tiende a infinito, el error tiende a cero.</text:p>
      <text:p text:style-name="Text_20_body">La vida alcanza así un nivel de ajuste y detalle que roza la perfección.</text:p>
      <text:p text:style-name="Horizontal_20_Line"/>
      <text:h text:style-name="Heading_20_3" text:outline-level="3">4. Control del espacio de memoria (Arquitectura modular)</text:h>
      <text:p text:style-name="Text_20_body">Cada individuo contiene toda la memoria que usará desde su nacimiento. El ADN es de solo lectura y no se modifica después de creado.</text:p>
      <text:p text:style-name="Text_20_body">Esto implica:</text:p>
      <text:list xml:id="list3214687436" text:style-name="L2">
        <text:list-item>
          <text:p text:style-name="P2"><text:soft-page-break/>Dimensión exacta de memoria por individuo.</text:p>
        </text:list-item>
        <text:list-item>
          <text:p text:style-name="P2">Eliminación del riesgo de desbordamiento.</text:p>
        </text:list-item>
        <text:list-item>
          <text:p text:style-name="P2">Modularidad y escalabilidad estables.</text:p>
        </text:list-item>
      </text:list>
      <text:p text:style-name="Text_20_body">El sistema es predecible y eficiente en el uso de sus recursos.</text:p>
      <text:p text:style-name="Horizontal_20_Line"/>
      <text:h text:style-name="Heading_20_3" text:outline-level="3">5. Potencia de cálculo (Paralelismo infinito)</text:h>
      <text:p text:style-name="Text_20_body">El sistema distribuye la complejidad generando un individuo para cada bifurcación del camino. Así:</text:p>
      <text:list xml:id="list3046123924" text:style-name="L3">
        <text:list-item>
          <text:p text:style-name="P3">Todos los caminos se exploran simultáneamente.</text:p>
        </text:list-item>
        <text:list-item>
          <text:p text:style-name="P3">No hay decisiones difíciles ni procesos complejos por individuo.</text:p>
        </text:list-item>
        <text:list-item>
          <text:p text:style-name="P3">Cada uno realiza una tarea trivial.</text:p>
        </text:list-item>
      </text:list>
      <text:p text:style-name="Quotations">El paralelismo tiende a infinito.</text:p>
      <text:p text:style-name="Text_20_body">Esto convierte a la vida en una máquina de cálculo de potencia incomparable.</text:p>
      <text:p text:style-name="Horizontal_20_Line"/>
      <text:h text:style-name="Heading_20_3" text:outline-level="3">6. Eficiencia (Mínimo número de operaciones)</text:h>
      <text:p text:style-name="Text_20_body">El sistema encuentra soluciones en el número mínimo de pasos posible. Si un problema requiere 7 movimientos, la solución aparece en la séptima generación, ni antes ni después.</text:p>
      <text:p text:style-name="Quotations">No hay redundancia inútil ni trabajo excesivo.</text:p>
      <text:p text:style-name="Text_20_body">La eficiencia del sistema es óptima: ninguna otra arquitectura puede superarlo en este aspecto.</text:p>
      <text:p text:style-name="Horizontal_20_Line"/>
      <text:p text:style-name="Text_20_body">Estas características definen al sistema de la vida como una inteligencia general, potente, precisa, robusta, eficiente y evolutiva, capaz de resolver problemas reales de forma autónoma y estructuralmente elegant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25T19:36:48.778000000</meta:creation-date>
    <dc:date>2025-06-25T19:40:58.940000000</dc:date>
    <meta:editing-duration>PT4M10S</meta:editing-duration>
    <meta:editing-cycles>1</meta:editing-cycles>
    <meta:document-statistic meta:table-count="0" meta:image-count="0" meta:object-count="0" meta:page-count="2" meta:paragraph-count="33" meta:word-count="429" meta:character-count="2781" meta:non-whitespace-character-count="2394"/>
    <meta:generator>LibreOffice/7.3.5.2$Windows_X86_64 LibreOffice_project/184fe81b8c8c30d8b5082578aee2fed2ea847c01</meta:generator>
  </office:meta>
</office:document-meta>
</file>